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ee510" officeooo:paragraph-rsid="001ee51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ee510" officeooo:paragraph-rsid="0026008e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ee510" officeooo:paragraph-rsid="0026fbc4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胡那普和席巴蘭克接獲席巴巴的詔令</text:p>
      <text:p text:style-name="P1"/>
      <text:p text:style-name="P2">他們射下了大隼。彈丸從吹箭筒裏射出，直接命中牠的眼睛，於是隼鳥就被擊落了。牠掉了下來，兩人上前捉住牠並質問：</text:p>
      <text:p text:style-name="P2">「你來這幹什麼的？」兩人訊問牠。</text:p>
      <text:p text:style-name="P2">「我肚裏有口信要轉達。但你們得先治好我的眼睛，然後我才會一五一十交代出來。」隼鳥說道。</text:p>
      <text:p text:style-name="P2">「很好。」兩人回答。</text:p>
      <text:p text:style-name="P2"/>
      <text:p text:style-name="P2">於是他們從橡膠球上削了一小片下來，敷在鷹隼眼部的傷口上，他們把這稱作「橡膠薄片」。牠的眼睛霎時就痊癒了，得以重見光明。</text:p>
      <text:p text:style-name="P2"/>
      <text:p text:style-name="P2">「說吧。」他們再次開口要求。</text:p>
      <text:p text:style-name="P2">隼鳥便從嘴裡吐出一條大蛇。</text:p>
      <text:p text:style-name="P2">「快說！」他們轉而質問大蛇。</text:p>
      <text:p text:style-name="P2">「好的！」蛇回答道，然後將蟾蜍吐了出來。</text:p>
      <text:p text:style-name="P4">「你幫忙帶什麼口信過來？說！」他們問向蟾蜍。</text:p>
      <text:p text:style-name="P4">「我要轉達的消息就在肚子裏。」蟾蜍也回了同樣的話。</text:p>
      <text:p text:style-name="P4">然後牠試著催吐，但什麼都沒有嘔出來，還弄得滿嘴都是口水。牠試了又試，仍然徒勞無功。這下兄弟倆想揍牠了。</text:p>
      <text:p text:style-name="P4"/>
      <text:p text:style-name="P4">他倆怒道：「你這個騙子！」</text:p>
      <text:p text:style-name="P4">說完兩人便用腳踩踏蟾蜍的臀部，把牠身子後半邊的骨頭都給踩碎了。</text:p>
      <text:p text:style-name="P4"/>
      <text:p text:style-name="P4">蟾蜍又試了一次，但也只是擠出更多口水罷了。他們扳開蟾蜍的嘴，蟾蜍的嘴就這樣被撐了開來。兩人的目光在蟾蜍嘴裡搜索，終於發現蝨子就卡在牙齒上。原來蝨子就在嘴裡，並沒有被吞下肚，是蟾蜍自己搞錯了。</text:p>
      <text:p text:style-name="P4"/>
      <text:p text:style-name="P4">如此一來，蟾蜍就失敗了。天曉得他們給了牠什麼東西當飯吃；又因為跑不快，日後也註定成為蛇的盤中飧。</text:p>
      <text:p text:style-name="P4"/>
      <text:p text:style-name="P5">「快說！」這回他們向蝨子質問。</text:p>
      <text:p text:style-name="P5">蝨子開口，將事情娓娓道來：</text:p>
      <text:p text:style-name="P6">「你們的祖母要跟你們說：『你們要守約。使者們已奉一死和七死的詔令自席巴巴遠道而來。』『他們要在七日之內到席巴巴和我們拚球，他們必須帶上自己的<text:soft-page-break/>球具—橡膠球、軛、護臂以及皮革護具。他們的大駕光臨將使這裡蓬蓽生輝。』領主們如此說道。『這就是他們要傳達的話。』你們的祖母說。『所以你們非去不可。』你們的祖母確實這麼說。你們的祖母哭了，她大喊著你們一定要去。」</text:p>
      <text:p text:style-name="P6"/>
      <text:p text:style-name="P6">「這是真的嗎？」他們聽了這番話，暗自捫心問道。然後他們立即動身回家將要交代的事情稟告祖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1:20:48.105057377</meta:creation-date>
    <dc:date>2019-10-11T20:33:35.723692432</dc:date>
    <meta:editing-duration>PT32M31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2" meta:paragraph-count="21" meta:word-count="791" meta:character-count="792" meta:non-whitespace-character-count="792"/>
  </office:meta>
</office:document-meta>
</file>